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801cm" style:rel-column-width="10797*"/>
    </style:style>
    <style:style style:name="Таблица1.B" style:family="table-column">
      <style:table-column-properties style:column-width="8.532cm" style:rel-column-width="32889*"/>
    </style:style>
    <style:style style:name="Таблица1.C" style:family="table-column">
      <style:table-column-properties style:column-width="5.667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2.801cm" style:rel-column-width="10797*"/>
    </style:style>
    <style:style style:name="Таблица2.B" style:family="table-column">
      <style:table-column-properties style:column-width="8.532cm" style:rel-column-width="32889*"/>
    </style:style>
    <style:style style:name="Таблица2.C" style:family="table-column">
      <style:table-column-properties style:column-width="5.667cm" style:rel-column-width="21849*"/>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Standard" style:list-style-name="L1"/>
    <style:style style:name="P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draw:control text:anchor-type="as-char" svg:y="-0.381cm" draw:z-index="0" draw:name="Фигура1" draw:style-name="gr1" draw:text-style-name="P3" svg:width="4.261cm" svg:height="0.595cm" draw:control="control1"/><text:s text:c="11"/></text:p>
      <text:p text:style-name="Text_20_body">Панель с макросами для редактора</text:p>
      <text:p text:style-name="Text_20_body"><draw:control text:anchor-type="as-char" svg:y="-0.4cm" draw:z-index="1" draw:name="Фигура1" draw:style-name="gr1" draw:text-style-name="P3" svg:width="6.347cm" svg:height="0.595cm" draw:control="control2"/><text:s text:c="9"/></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P1"><draw:control text:anchor-type="as-char" svg:y="-0.383cm" draw:z-index="2" draw:name="Фигура1" draw:style-name="gr1" draw:text-style-name="P3" svg:width="9.771cm" svg:height="0.595cm" draw:control="control3"/></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542162420" text:style-name="L1">
              <text:list-item>
                <text:p text:style-name="P2">Множество последовательных пробелов заменяется на единственный</text:p>
              </text:list-item>
              <text:list-item>
                <text:p text:style-name="P2">Удаляются пробелы перед знаками <text:soft-page-break/>пунктуации</text:p>
              </text:list-item>
              <text:list-item>
                <text:p text:style-name="P2">Тире между цифрами заменяется на цифровое тире</text:p>
              </text:list-item>
              <text:list-item>
                <text:p text:style-name="P2">Тире между словами заменяется на среднее тире</text:p>
              </text:list-item>
              <text:list-item>
                <text:p text:style-name="P2">Пробелы после открывания скобок или кавычек удаляются</text:p>
              </text:list-item>
              <text:list-item>
                <text:p text:style-name="P2">Пробел между фамилией и последующими инициалами заменяется на неразрывный</text:p>
              </text:list-item>
              <text:list-item>
                <text:p text:style-name="P2">Пробел между инициалами и последующей фамилией заменяется на неразрывный</text:p>
              </text:list-item>
              <text:list-item>
                <text:p text:style-name="P2">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Пробел между с. 7 и т. 7 заменяется на неразрывный</text:p>
              </text:list-item>
              <text:list-item>
                <text:p text:style-name="P2">Пробел между серия 7, часть 7, том 7 заменяется на неразрывный</text:p>
              </text:list-item>
              <text:list-item>
                <text:p text:style-name="P2">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text:soft-page-break/></text:p>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43729185290395" text:continue-numbering="true" text:style-name="L1">
              <text:list-header>
                <text:p text:style-name="P2">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able:table-row>
          <table:table-cell table:style-name="Таблица2.A2" office:value-type="string">
            <text:p text:style-name="Table_20_Contents">_!</text:p>
          </table:table-cell>
          <table:table-cell table:style-name="Таблица2.A2" office:value-type="string">
            <text:list xml:id="list143730194732445" text:continue-numbering="true" text:style-name="L1">
              <text:list-header>
                <text:p text:style-name="P2">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43730267348177" text:continue-numbering="true" text:style-name="L1">
              <text:list-header>
                <text:p text:style-name="P2">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43729335740473" text:continue-numbering="true" text:style-name="L1">
              <text:list-header>
                <text:p text:style-name="P2">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43730680344053" text:continue-numbering="true" text:style-name="L1">
              <text:list-header>
                <text:p text:style-name="P2">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43729519424900" text:continue-numbering="true" text:style-name="L1">
              <text:list-header>
                <text:p text:style-name="P2">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43730202131860" text:continue-numbering="true" text:style-name="L1">
              <text:list-header>
                <text:p text:style-name="P2">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43730659215207" text:continue-numbering="true" text:style-name="L1">
              <text:list-header>
                <text:p text:style-name="P2">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43729393663087" text:continue-numbering="true" text:style-name="L1">
              <text:list-header>
                <text:p text:style-name="P2">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43730115736804" text:continue-numbering="true" text:style-name="L1">
              <text:list-header>
                <text:p text:style-name="P2">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43730504493393" text:continue-numbering="true" text:style-name="L1">
              <text:list-header>
                <text:p text:style-name="P2">Пробелы между с. 7 и серия 7 заменяются <text:soft-page-break/>на неразрывные</text:p>
              </text:list-header>
            </text:list>
          </table:table-cell>
          <table:table-cell table:style-name="Таблица2.C2" office:value-type="string">
            <text:p text:style-name="Table_20_Contents">Publishing.Correction.execut<text:soft-page-break/>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43730264296107" text:continue-numbering="true" text:style-name="L1">
              <text:list-header>
                <text:p text:style-name="P2">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43730074228272" text:continue-numbering="true" text:style-name="L1">
              <text:list-header>
                <text:p text:style-name="P2">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43729641143938" text:continue-list="list143730074228272" text:style-name="L1">
              <text:list-item text:start-value="1">
                <text:p text:style-name="P2">Множество последовательных пробелов заменяется на единственный</text:p>
              </text:list-item>
              <text:list-item>
                <text:p text:style-name="P2">Удаляются пробелы перед знаками пунктуации</text:p>
              </text:list-item>
              <text:list-item>
                <text:p text:style-name="P2">Тире между цифрами заменяется на цифровое тире</text:p>
              </text:list-item>
              <text:list-item>
                <text:p text:style-name="P2">Тире между словами заменяется на среднее тире</text:p>
              </text:list-item>
              <text:list-item>
                <text:p text:style-name="P2">Пробелы после открывания скобок или кавычек удаляются</text:p>
              </text:list-item>
              <text:list-item>
                <text:p text:style-name="P2">Пробел между фамилией и последующими инициалами заменяется на неразрывный</text:p>
              </text:list-item>
              <text:list-item>
                <text:p text:style-name="P2">Пробел между инициалами и последующей фамилией заменяется на неразрывный</text:p>
              </text:list-item>
              <text:list-item>
                <text:p text:style-name="P2">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Пробел между с. 7 и т. 7 заменяется на <text:soft-page-break/>неразрывный</text:p>
              </text:list-item>
              <text:list-item>
                <text:p text:style-name="P2">Пробел между серия 7, часть 7, том 7 заменяется на неразрывный</text:p>
              </text:list-item>
              <text:list-item>
                <text:p text:style-name="P2">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2H13M52S</meta:editing-duration>
    <meta:editing-cycles>567</meta:editing-cycles>
    <meta:generator>LibreOffice/5.4.4.2$Linux_X86_64 LibreOffice_project/2524958677847fb3bb44820e40380acbe820f960</meta:generator>
    <dc:date>2019-01-24T14:37:20.619835677</dc:date>
    <meta:document-statistic meta:table-count="2" meta:image-count="0" meta:object-count="0" meta:page-count="5" meta:paragraph-count="135" meta:word-count="905" meta:character-count="7574"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ArabicD"
SearchString = "\uF0F1"
oReplaceString = "́"
ReplaceFormatting(SearchString,oReplaceString,SrchAttributes,ReplAttributes, false)
ReplaceFormatting(SearchString,oReplaceString,SrchAttributes,ReplAttributes, true)

substituteCharNameInStyles( "WL LatinAllIn1Goth","ArabicD")
End Sub

Sub fixNBSpaces
Dim SrchAttributes(0) as new com.sun.star.beans.PropertyValue
Dim ReplAttributes(0) as new com.sun.star.beans.PropertyValue

ReplAttributes(0).Name = "CharFontName"
ReplAttributes(0).Value = "Times New Roman"
SearchString = "\u00A0"
oReplaceString = " "
ReplaceFormatting(SearchString,oReplaceString,SrchAttributes,ReplAttributes, false)
ReplaceFormatting(SearchString,oReplaceString,SrchAttributes,ReplAttributes, true)

End Sub

Sub badGothToArabicD
Dim SrchAttributes(0) as new com.sun.star.beans.PropertyValue
Dim ReplAttributes(0) as new com.sun.star.beans.PropertyValue
ReplAttributes(0).Name = "CharFontName"
ReplAttributes(0).Value = "ArabicD"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ArabicD","WL LatinAllIn1Goth")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TimesArabicToAriabicD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End Sub


Sub searchAndReplaceDiffFonts(badSymbol As String,firstPart  As String,secondPart  As String)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As Object 
Dim oViewCursor As Object
Dim lineIndent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U2Serif

Dim oldFontName as String  
oldFontName = "Universalia"
Dim newFontName as String  
newFontName = "PT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toPT
'Replace Times New Roman to PT Serif in styles
substituteStylesFontNameStartsWith( "Times New Roman","PT Serif")
substituteDirectFromatFontNameStartsWith( "Times New Roman","PT Serif")
'Replace Arial to PT Sans in styles
substituteStylesFontNameStartsWith( "Arial","PT Sans")
substituteDirectFromatFontNameStartsWith( "Arial","PT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searchAndRemoveDirectFormatting(searchString)
oVC = thisComponent.getCurrentController.getViewCursor
oVC.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Correction.executeRemoveBadCharacters?language=Basic&amp;location=application"
  sCmdLable = "!UTF"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sCmdID   = "vnd.sun.star.script:Publishing.Indd.CreateBidirectionalLink?language=Basic&amp;location=application"
  sCmdLable = "CreateBidirectionalLink"
  nCount = 12
  oToolbarItem = CreateSimpleToolbarItem( sCmdID, sCmdLable )
  oTBSettings.insertByIndex( nCount, oToolbarItem )
  
  sCmdID   = "vnd.sun.star.script:Publishing.Correction.TimesArabicToAriabicD?language=Basic&amp;location=application"
  sCmdLable = "TimesArabicToArabicD"
  nCount = 13
  oToolbarItem = CreateSimpleToolbarItem( sCmdID, sCmdLable )
  oTBSettings.insertByIndex( nCount, oToolbarItem )
  
  sCmdID   = "vnd.sun.star.script:Publishing.Correction.badGothToArabicD?language=Basic&amp;location=application"
  sCmdLable = "BadGothToArabicD"
  nCount = 14
  oToolbarItem = CreateSimpleToolbarItem( sCmdID, sCmdLable )
  oTBSettings.insertByIndex( nCount, oToolbarItem )
  
  sCmdID   = "vnd.sun.star.script:Publishing.Correction.fixNBSpaces?language=Basic&amp;location=application"
  sCmdLable = "fixNBSpaces"
  nCount = 15
  oToolbarItem = CreateSimpleToolbarItem( sCmdID, sCmdLable )
  oTBSettings.insertByIndex( nCount, oToolbarItem )
  
  sCmdID   = "vnd.sun.star.script:Publishing.Correction.toPT?language=Basic&amp;location=application"
  sCmdLable = "toPT"
  nCount = 16
  oToolbarItem = CreateSimpleToolbarItem( sCmdID, sCmdLable )
  oTBSettings.insertByIndex( nCount, oToolbarItem )

  sCmdID   = "vnd.sun.star.script:Publishing.Correction.U2Serif?language=Basic&amp;location=application"
  sCmdLable = "U2S"
  nCount = 17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